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e4ec" officeooo:paragraph-rsid="000be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ina </meta:initial-creator>
    <meta:creation-date>2020-11-12T16:16:59.681789539</meta:creation-date>
    <dc:date>2020-11-12T16:17:10.470954912</dc:date>
    <dc:creator>hasina </dc:creator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4.3.3.2$Linux_X86_64 LibreOffice_project/430m0$Build-2</meta:generator>
  </office:meta>
</office:document-meta>
</file>